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350000033A5AAF342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="0cm" fo:border-left="none" fo:border-right="none" fo:border-top="none" fo:border-bottom="0.018cm solid #000000" style:shadow="none"/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x="0cm" svg:y="0.695cm" svg:width="17cm" svg:height="17.101cm" draw:z-index="0"><draw:image xlink:href="Pictures/10000201000003350000033A5AAF342B.png" xlink:type="simple" xlink:show="embed" xlink:actuate="onLoad"/></draw:frame>Organisationsplan für unser Unternehm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Renhardt</meta:initial-creator>
    <meta:creation-date>2019-05-26T18:57:43.34</meta:creation-date>
    <meta:printed-by>Kevin Renhardt</meta:printed-by>
    <meta:print-date>2019-05-26T23:18:02.62</meta:print-date>
    <meta:document-statistic meta:table-count="0" meta:image-count="1" meta:object-count="0" meta:page-count="1" meta:paragraph-count="1" meta:word-count="4" meta:character-count="39"/>
    <dc:date>2019-05-26T23:18:31.90</dc:date>
    <dc:creator>Kevin Renhardt</dc:creator>
    <meta:editing-duration>PT4H5M38S</meta:editing-duration>
    <meta:editing-cycles>1</meta:editing-cycles>
    <meta:generator>OpenOffice/4.1.5$Win32 OpenOffice.org_project/415m1$Build-9789</meta:generator>
  </office:meta>
</office:document-meta>
</file>